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" fo:font-weight="bold" officeooo:rsid="001cc7eb" officeooo:paragraph-rsid="001cc7eb" fo:background-color="#c9211e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Ubuntu" fo:font-size="15pt" fo:font-weight="bold" officeooo:rsid="0024b5bb" officeooo:paragraph-rsid="0024b5bb" fo:background-color="transparent" style:font-size-asian="13.1000003814697pt" style:font-weight-asian="bold" style:font-size-complex="15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Ubuntu" fo:font-size="15pt" fo:font-weight="bold" officeooo:rsid="00254b41" officeooo:paragraph-rsid="00254b41" fo:background-color="transparent" style:font-size-asian="13.1000003814697pt" style:font-weight-asian="bold" style:font-size-complex="15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Ubuntu" fo:font-size="15pt" fo:font-weight="bold" officeooo:rsid="00254b41" officeooo:paragraph-rsid="0026346b" fo:background-color="transparent" style:font-size-asian="13.1000003814697pt" style:font-weight-asian="bold" style:font-size-complex="15pt" style:font-weight-complex="bold"/>
    </style:style>
    <style:style style:name="T1" style:family="text">
      <style:text-properties officeooo:rsid="0024b5bb"/>
    </style:style>
    <style:style style:name="T2" style:family="text">
      <style:text-properties officeooo:rsid="00254b4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2.<text:span text:style-name="T1">10</text:span>.<text:span text:style-name="T2">13</text:span> - Николаев Михаил - 8Б Класс — <text:span text:style-name="T1">Составить вопросы</text:span></text:p>
      <text:p text:style-name="P1"/>
      <text:p text:style-name="P1"/>
      <text:list text:style-name="L1">
        <text:list-item>
          <text:p text:style-name="P2">Что такое экономически активное население?</text:p>
        </text:list-item>
        <text:list-item>
          <text:p text:style-name="P3">Кто считается пенсионером?</text:p>
        </text:list-item>
        <text:list-item>
          <text:p text:style-name="P3">Зачем каждый год заканчивают училища?</text:p>
        </text:list-item>
        <text:list-item>
          <text:p text:style-name="P3">Почему низкая цена рабочей силы не стимулирует повешение производительности труда?</text:p>
        </text:list-item>
        <text:list-item>
          <text:p text:style-name="P3">Где большая скорость создания новых рабочих мест?</text:p>
        </text:list-item>
        <text:list-item>
          <text:p text:style-name="P3">Как влияет полная занятость населения?</text:p>
        </text:list-item>
        <text:list-item>
          <text:p text:style-name="P3">Чем можно заниматься с 16 лет до 60-65лет?</text:p>
        </text:list-item>
        <text:list-item>
          <text:p text:style-name="P3">Куда уходят люди после 60-65лет?</text:p>
        </text:list-item>
        <text:list-item>
          <text:p text:style-name="P4">Является ли угрозой дефицит сотрудников?</text:p>
        </text:list-item>
        <text:list-item>
          <text:p text:style-name="P4">Может ли низкая оплата труда повлиять на безработицу?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>
      <style:text-properties style:font-name="Ubuntu" fo:font-family="Ubuntu" style:font-pitch="variable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0T20:51:15.036116123</meta:creation-date>
    <dc:date>2022-10-13T23:38:29.211716904</dc:date>
    <meta:editing-duration>PT1H47M51S</meta:editing-duration>
    <meta:editing-cycles>11</meta:editing-cycles>
    <meta:generator>LibreOffice/7.4.2.3$Linux_X86_64 LibreOffice_project/40$Build-3</meta:generator>
    <meta:document-statistic meta:table-count="0" meta:image-count="0" meta:object-count="0" meta:page-count="1" meta:paragraph-count="11" meta:word-count="80" meta:character-count="519" meta:non-whitespace-character-count="459"/>
  </office:meta>
</office:document-meta>
</file>